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 style:list-style-name="">
      <style:paragraph-properties fo:text-align="center" style:justify-single-word="false"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 style:list-style-name="">
      <style:paragraph-properties fo:text-align="center" style:justify-single-word="false"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 style:list-style-name="">
      <style:paragraph-properties fo:line-height="15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 style:list-style-name="L2">
      <style:paragraph-properties fo:line-height="15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 style:list-style-name="L3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 style:list-style-name="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 style:list-style-name="">
      <style:paragraph-properties fo:text-align="center" style:justify-single-word="false" style:text-autospace="none">
        <style:tab-stops/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Standard" style:list-style-name="">
      <style:paragraph-properties fo:text-align="end" style:justify-single-word="false" style:text-autospace="non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P15" style:family="paragraph" style:parent-style-name="Standard" style:list-style-name="">
      <style:paragraph-properties fo:line-height="200%" style:text-autospace="none"/>
      <style:text-properties fo:font-size="10pt" style:font-size-asian="10pt" style:font-size-complex="10pt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 style:list-style-name="L2">
      <style:paragraph-properties fo:line-height="200%" style:text-autospace="none"/>
    </style:style>
    <style:style style:name="P19" style:family="paragraph" style:parent-style-name="Standard" style:list-style-name="L1">
      <style:paragraph-properties fo:line-height="200%" style:text-autospace="none"/>
    </style:style>
    <style:style style:name="P20" style:family="paragraph" style:parent-style-name="Standard" style:list-style-name="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 style:list-style-name="">
      <style:paragraph-properties fo:margin-left="1.27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 style:list-style-name="">
      <style:paragraph-properties fo:margin-left="1.27cm" fo:margin-right="0cm" fo:text-indent="0cm" style:auto-text-indent="false" style:text-autospace="none"/>
      <style:text-properties fo:font-size="10pt" style:font-size-asian="10pt" style:font-size-complex="10pt"/>
    </style:style>
    <style:style style:name="P23" style:family="paragraph" style:parent-style-name="Standard" style:list-style-name="">
      <style:paragraph-properties fo:margin-left="0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10pt" style:font-name-asian="Arial" style:font-size-asian="10pt" style:font-name-complex="Arial" style:font-size-complex="10pt"/>
    </style:style>
    <style:style style:name="T4" style:family="text">
      <style:text-properties style:font-name="Arial" fo:font-weight="bold" style:font-name-asian="Arial" style:font-weight-asian="bold" style:font-name-complex="Ari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FORM 359</text:span> - Rule 359</text:p>
      <text:p text:style-name="P1"/>
      <text:p text:style-name="P8">NOTICE OF MOTION</text:p>
      <text:p text:style-name="P8"/>
      <text:p text:style-name="P11">T-1450-15</text:p>
      <text:p text:style-name="P9"/>
      <text:p text:style-name="P17"/>
      <text:p text:style-name="P13">FEDERAL COURT OF CANADA</text:p>
      <text:p text:style-name="P16"/>
      <text:p text:style-name="P16"/>
      <text:p text:style-name="P9">BETWEEN:</text:p>
      <text:p text:style-name="P17"/>
      <text:p text:style-name="P13">Radu Hociung</text:p>
      <text:p text:style-name="P11">Plaintiff</text:p>
      <text:p text:style-name="P17"/>
      <text:p text:style-name="P10">and</text:p>
      <text:p text:style-name="P17"/>
      <text:p text:style-name="P13">Minister of Public Safety and Emergency Preparedness</text:p>
      <text:p text:style-name="P12">Defendant</text:p>
      <text:p text:style-name="P2"/>
      <text:p text:style-name="P2"/>
      <text:p text:style-name="P2">NOTICE OF MOTION</text:p>
      <text:p text:style-name="P2"/>
      <text:p text:style-name="P2"/>
      <text:p text:style-name="P1"/>
      <text:p text:style-name="P15"><text:span text:style-name="T2"><text:tab/></text:span><text:span text:style-name="T4">TAKE NOTICE THAT</text:span><text:span text:style-name="T2"> the plaintiff will make a motion to the Court in writing under Rule 369 of the Federal Courts Rules.</text:span></text:p>
      <text:p text:style-name="P1"/>
      <text:p text:style-name="P1"><text:tab/><text:span text:style-name="T1">THE MOTION IS FOR</text:span>:</text:p>
      <text:p text:style-name="P1"/>
      <text:list xml:id="list5004844871234520645" text:style-name="L1">
        <text:list-item>
          <text:p text:style-name="P19"><text:span text:style-name="T3">An Order for default judgement on the Statement of Claim;</text:span></text:p>
        </text:list-item>
        <text:list-item>
          <text:p text:style-name="P19"><text:span text:style-name="T3">Costs; and</text:span></text:p>
        </text:list-item>
        <text:list-item>
          <text:p text:style-name="P19"><text:span text:style-name="T3">Such other relief as the plaintiff may advise and this Honourable court deems just.</text:span></text:p>
        </text:list-item>
      </text:list>
      <text:p text:style-name="P4"/>
      <text:p text:style-name="P1"><text:tab/><text:span text:style-name="T1">THE GROUNDS FOR THE MOTION ARE</text:span>:</text:p>
      <text:p text:style-name="P1"/>
      <text:list xml:id="list713982079891497142" text:style-name="L2">
        <text:list-item>
          <text:p text:style-name="P18"><text:span text:style-name="T3">The defendant failed to conduct oral examinations of the plaintiff on 5-JAN-2017 as ordered by the Court at the Case Management Conference held on 22-DEC-2016.</text:span></text:p>
        </text:list-item>
        <text:list-item>
          <text:p text:style-name="P18"><text:span text:style-name="T3">Rules 91(1), 91(3)(a) and 210(1) of the Federal Court Rules.</text:span></text:p>
          <text:p text:style-name="P5"/>
        </text:list-item>
      </text:list>
      <text:p text:style-name="P1"><text:tab/><text:span text:style-name="T1">THE FOLLOWING DOCUMENTARY EVIDENCE</text:span> will be used at the hearing of the motion:</text:p>
      <text:p text:style-name="P1"/>
      <text:list xml:id="list3268350542838896718" text:style-name="L3">
        <text:list-item>
          <text:p text:style-name="P6">File record, showing the order to conduct oral examinations, filed 22-DEC-2016, and <text:soft-page-break/>absence of an affidavit of service of Direction to Attend by the defendant..</text:p>
        </text:list-item>
        <text:list-item>
          <text:p text:style-name="P6">Plaintiff's Affidavit stating lack of service of Direction to Attend by the defendant, as required by Rules 91(1) and 91(3)(a)</text:p>
        </text:list-item>
        <text:list-item>
          <text:p text:style-name="P6">The pleadings herein.</text:p>
        </text:list-item>
      </text:list>
      <text:p text:style-name="P7"/>
      <text:p text:style-name="P1">DATE: January 27, 2017</text:p>
      <text:p text:style-name="P1"/>
      <text:p text:style-name="P1"/>
      <text:p text:style-name="P1"/>
      <text:p text:style-name="P1"/>
      <text:p text:style-name="P1">______________________________</text:p>
      <text:p text:style-name="P1"/>
      <text:p text:style-name="P23">Radu Hociung</text:p>
      <text:p text:style-name="P21">246 Southwood Drive</text:p>
      <text:p text:style-name="P21">Kitchener, Ontario</text:p>
      <text:p text:style-name="P21">N2E 2B1</text:p>
      <text:p text:style-name="P23">Tel:<text:tab/>(519) 883-8454</text:p>
      <text:p text:style-name="P1">Fax:<text:tab/>(226) 336-8327</text:p>
      <text:p text:style-name="P1">email:<text:tab/>radu.cbsa@ohmi.org</text:p>
      <text:p text:style-name="P1"/>
      <text:p text:style-name="P1">TO: </text:p>
      <text:p text:style-name="P21">Eric Peterson, Counsel to the Defendant</text:p>
      <text:p text:style-name="P21">DEPARTMENT OF JUSTICE</text:p>
      <text:p text:style-name="P21">Ontario Regional Office</text:p>
      <text:p text:style-name="P21">The Exchange Tower</text:p>
      <text:p text:style-name="P21">130 King St. West</text:p>
      <text:p text:style-name="P21">Suite 3400, Box 36</text:p>
      <text:p text:style-name="P21">Toronto, Ontario</text:p>
      <text:p text:style-name="P22"/>
      <text:p text:style-name="P22"/>
      <text:p text:style-name="P22"/>
      <text:p text:style-name="P22"/>
      <text:p text:style-name="P1">SOR/2004-283, s. 35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2T10:37:00</meta:creation-date>
    <dc:date>2017-01-26T14:35:46.92</dc:date>
    <meta:document-statistic meta:table-count="0" meta:image-count="0" meta:object-count="0" meta:page-count="2" meta:paragraph-count="41" meta:word-count="242" meta:character-count="1461"/>
    <meta:generator>OpenOffice/4.0.1$Win32 OpenOffice.org_project/401m5$Build-9714</meta:generator>
  </office:meta>
</office:document-meta>
</file>